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会員番号</text:p>
          </table:table-cell>
          <table:table-cell table:style-name="ce1" office:value-type="string" calcext:value-type="string">
            <text:p>名前</text:p>
          </table:table-cell>
          <table:table-cell table:style-name="ce1" office:value-type="string" calcext:value-type="string">
            <text:p>会員ランク</text:p>
          </table:table-cell>
          <table:table-cell table:style-name="ce1" office:value-type="string" calcext:value-type="string">
            <text:p>ポイント</text:p>
          </table:table-cell>
          <table:table-cell table:style-name="ce1" office:value-type="string" calcext:value-type="string">
            <text:p>タイムスタンプ</text:p>
          </table:table-cell>
          <table:table-cell table:style-name="ce1" office:value-type="string" calcext:value-type="string">
            <text:p>ボーナスポイント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隈部 石松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4-21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田村 莉奈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2-28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岩村 さとみ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6-20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熊本 まい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12-09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4</text:p>
          </table:table-cell>
          <table:table-cell office:value-type="string" calcext:value-type="string">
            <text:p>横溝 永久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8-02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5</text:p>
          </table:table-cell>
          <table:table-cell office:value-type="string" calcext:value-type="string">
            <text:p>松 大地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9-08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6</text:p>
          </table:table-cell>
          <table:table-cell office:value-type="string" calcext:value-type="string">
            <text:p>初芝 ひかる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1-04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7</text:p>
          </table:table-cell>
          <table:table-cell office:value-type="string" calcext:value-type="string">
            <text:p>大嶺 鈴音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2-08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8</text:p>
          </table:table-cell>
          <table:table-cell office:value-type="string" calcext:value-type="string">
            <text:p>勅使川原 頼元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2-07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9</text:p>
          </table:table-cell>
          <table:table-cell office:value-type="string" calcext:value-type="string">
            <text:p>高田 ねね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11-09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角沢 ケージ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3-20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星野 ジロー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16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中曽根 まこと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8-01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3</text:p>
          </table:table-cell>
          <table:table-cell office:value-type="string" calcext:value-type="string">
            <text:p>冷泉 しほり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3-04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4</text:p>
          </table:table-cell>
          <table:table-cell office:value-type="string" calcext:value-type="string">
            <text:p>儀間 まゆこ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1-03</text:p>
          </table:table-cell>
          <table:table-cell office:value-type="float" office:value="113.75" calcext:value-type="float">
            <text:p>11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5</text:p>
          </table:table-cell>
          <table:table-cell office:value-type="string" calcext:value-type="string">
            <text:p>竹下 はるか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5-13</text:p>
          </table:table-cell>
          <table:table-cell office:value-type="float" office:value="112.5" calcext:value-type="float">
            <text:p>1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大坂 みちこ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7-13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7</text:p>
          </table:table-cell>
          <table:table-cell office:value-type="string" calcext:value-type="string">
            <text:p>島津 勝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1-08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8</text:p>
          </table:table-cell>
          <table:table-cell office:value-type="string" calcext:value-type="string">
            <text:p>沖田 竜門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2-09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19</text:p>
          </table:table-cell>
          <table:table-cell office:value-type="string" calcext:value-type="string">
            <text:p>吉井 聖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12-23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江草 かおる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4-23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中本 かおり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3-07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2</text:p>
          </table:table-cell>
          <table:table-cell office:value-type="string" calcext:value-type="string">
            <text:p>小田島 あやめ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9-25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藤田 久保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6-2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4</text:p>
          </table:table-cell>
          <table:table-cell office:value-type="string" calcext:value-type="string">
            <text:p>川内 渚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1-11</text:p>
          </table:table-cell>
          <table:table-cell office:value-type="float" office:value="113.75" calcext:value-type="float">
            <text:p>11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5</text:p>
          </table:table-cell>
          <table:table-cell office:value-type="string" calcext:value-type="string">
            <text:p>原島 久保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9-27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6</text:p>
          </table:table-cell>
          <table:table-cell office:value-type="string" calcext:value-type="string">
            <text:p>織田 はるか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1-02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7</text:p>
          </table:table-cell>
          <table:table-cell office:value-type="string" calcext:value-type="string">
            <text:p>井戸 千里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3-24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8</text:p>
          </table:table-cell>
          <table:table-cell office:value-type="string" calcext:value-type="string">
            <text:p>衣田 竜二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7-04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29</text:p>
          </table:table-cell>
          <table:table-cell office:value-type="string" calcext:value-type="string">
            <text:p>網切 千秋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12-1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0</text:p>
          </table:table-cell>
          <table:table-cell office:value-type="string" calcext:value-type="string">
            <text:p>井戸 海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0-1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1</text:p>
          </table:table-cell>
          <table:table-cell office:value-type="string" calcext:value-type="string">
            <text:p>辻 いずみ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6-1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2</text:p>
          </table:table-cell>
          <table:table-cell office:value-type="string" calcext:value-type="string">
            <text:p>鳥飼 武雄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9-08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3</text:p>
          </table:table-cell>
          <table:table-cell office:value-type="string" calcext:value-type="string">
            <text:p>田川 まい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3-08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4</text:p>
          </table:table-cell>
          <table:table-cell office:value-type="string" calcext:value-type="string">
            <text:p>門脇 可憐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4-0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5</text:p>
          </table:table-cell>
          <table:table-cell office:value-type="string" calcext:value-type="string">
            <text:p>翁長 まもる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8-08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6</text:p>
          </table:table-cell>
          <table:table-cell office:value-type="string" calcext:value-type="string">
            <text:p>薬師 あやめ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3-13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7</text:p>
          </table:table-cell>
          <table:table-cell office:value-type="string" calcext:value-type="string">
            <text:p>小田 俊介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1-2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8</text:p>
          </table:table-cell>
          <table:table-cell office:value-type="string" calcext:value-type="string">
            <text:p>堀池 サスケ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9-06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39</text:p>
          </table:table-cell>
          <table:table-cell office:value-type="string" calcext:value-type="string">
            <text:p>若葉 三四郎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3-09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0</text:p>
          </table:table-cell>
          <table:table-cell office:value-type="string" calcext:value-type="string">
            <text:p>芝 葵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12-13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1</text:p>
          </table:table-cell>
          <table:table-cell office:value-type="string" calcext:value-type="string">
            <text:p>西原 渚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12-12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2</text:p>
          </table:table-cell>
          <table:table-cell office:value-type="string" calcext:value-type="string">
            <text:p>勝田 七海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9-25</text:p>
          </table:table-cell>
          <table:table-cell office:value-type="float" office:value="82.5" calcext:value-type="float">
            <text:p>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3</text:p>
          </table:table-cell>
          <table:table-cell office:value-type="string" calcext:value-type="string">
            <text:p>宮里 千里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9-13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4</text:p>
          </table:table-cell>
          <table:table-cell office:value-type="string" calcext:value-type="string">
            <text:p>上原 ミチル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11-23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5</text:p>
          </table:table-cell>
          <table:table-cell office:value-type="string" calcext:value-type="string">
            <text:p>花輪 マリヤ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6-18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6</text:p>
          </table:table-cell>
          <table:table-cell office:value-type="string" calcext:value-type="string">
            <text:p>江原 悪太郎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1-06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7</text:p>
          </table:table-cell>
          <table:table-cell office:value-type="string" calcext:value-type="string">
            <text:p>長屋 涼平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2-06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8</text:p>
          </table:table-cell>
          <table:table-cell office:value-type="string" calcext:value-type="string">
            <text:p>名古屋 刹那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12-24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9</text:p>
          </table:table-cell>
          <table:table-cell office:value-type="string" calcext:value-type="string">
            <text:p>水谷 ナオミ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8-19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0</text:p>
          </table:table-cell>
          <table:table-cell office:value-type="string" calcext:value-type="string">
            <text:p>伊佐 ゆき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1-12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1</text:p>
          </table:table-cell>
          <table:table-cell office:value-type="string" calcext:value-type="string">
            <text:p>水本 あゆ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7-19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2</text:p>
          </table:table-cell>
          <table:table-cell office:value-type="string" calcext:value-type="string">
            <text:p>阿部 麗奈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2-03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3</text:p>
          </table:table-cell>
          <table:table-cell office:value-type="string" calcext:value-type="string">
            <text:p>小山内 民雄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3-19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4</text:p>
          </table:table-cell>
          <table:table-cell office:value-type="string" calcext:value-type="string">
            <text:p>門倉 千春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9-25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5</text:p>
          </table:table-cell>
          <table:table-cell office:value-type="string" calcext:value-type="string">
            <text:p>柳沢 エリカ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9-06</text:p>
          </table:table-cell>
          <table:table-cell office:value-type="float" office:value="98.75" calcext:value-type="float">
            <text:p>9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6</text:p>
          </table:table-cell>
          <table:table-cell office:value-type="string" calcext:value-type="string">
            <text:p>中曽根 つばさ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3-27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7</text:p>
          </table:table-cell>
          <table:table-cell office:value-type="string" calcext:value-type="string">
            <text:p>海老原 ヒデ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5-05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8</text:p>
          </table:table-cell>
          <table:table-cell office:value-type="string" calcext:value-type="string">
            <text:p>神田 ともか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10-08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59</text:p>
          </table:table-cell>
          <table:table-cell office:value-type="string" calcext:value-type="string">
            <text:p>谷口 花梨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1-23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0</text:p>
          </table:table-cell>
          <table:table-cell office:value-type="string" calcext:value-type="string">
            <text:p>東久世 早人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9-01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1</text:p>
          </table:table-cell>
          <table:table-cell office:value-type="string" calcext:value-type="string">
            <text:p>清家 タケル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5-02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2</text:p>
          </table:table-cell>
          <table:table-cell office:value-type="string" calcext:value-type="string">
            <text:p>伊豆 舞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1-1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3</text:p>
          </table:table-cell>
          <table:table-cell office:value-type="string" calcext:value-type="string">
            <text:p>桜井 正弘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1-11</text:p>
          </table:table-cell>
          <table:table-cell office:value-type="float" office:value="98.75" calcext:value-type="float">
            <text:p>9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4</text:p>
          </table:table-cell>
          <table:table-cell office:value-type="string" calcext:value-type="string">
            <text:p>多田野 ほのか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10-01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5</text:p>
          </table:table-cell>
          <table:table-cell office:value-type="string" calcext:value-type="string">
            <text:p>井上 真矢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8-21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6</text:p>
          </table:table-cell>
          <table:table-cell office:value-type="string" calcext:value-type="string">
            <text:p>坂東 友哉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1-1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7</text:p>
          </table:table-cell>
          <table:table-cell office:value-type="string" calcext:value-type="string">
            <text:p>会 一輝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9-07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8</text:p>
          </table:table-cell>
          <table:table-cell office:value-type="string" calcext:value-type="string">
            <text:p>三井 まい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2-16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9</text:p>
          </table:table-cell>
          <table:table-cell office:value-type="string" calcext:value-type="string">
            <text:p>保坂 ユウキ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3-04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0</text:p>
          </table:table-cell>
          <table:table-cell office:value-type="string" calcext:value-type="string">
            <text:p>三雲 仁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2-19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1</text:p>
          </table:table-cell>
          <table:table-cell office:value-type="string" calcext:value-type="string">
            <text:p>寺本 レイカ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12-15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2</text:p>
          </table:table-cell>
          <table:table-cell office:value-type="string" calcext:value-type="string">
            <text:p>川尻 みらい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2-22</text:p>
          </table:table-cell>
          <table:table-cell office:value-type="float" office:value="102.5" calcext:value-type="float">
            <text:p>10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3</text:p>
          </table:table-cell>
          <table:table-cell office:value-type="string" calcext:value-type="string">
            <text:p>水瀬 藤次郎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1-13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4</text:p>
          </table:table-cell>
          <table:table-cell office:value-type="string" calcext:value-type="string">
            <text:p>岩倉 伸幸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3-10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5</text:p>
          </table:table-cell>
          <table:table-cell office:value-type="string" calcext:value-type="string">
            <text:p>鳥居 千秋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1-11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6</text:p>
          </table:table-cell>
          <table:table-cell office:value-type="string" calcext:value-type="string">
            <text:p>長田 ヒデ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9-05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7</text:p>
          </table:table-cell>
          <table:table-cell office:value-type="string" calcext:value-type="string">
            <text:p>三上 詩織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6-2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8</text:p>
          </table:table-cell>
          <table:table-cell office:value-type="string" calcext:value-type="string">
            <text:p>初音 渚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3-17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79</text:p>
          </table:table-cell>
          <table:table-cell office:value-type="string" calcext:value-type="string">
            <text:p>及川 鈴音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10-27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水森 長子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3-28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飯泉 隆子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6-0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2</text:p>
          </table:table-cell>
          <table:table-cell office:value-type="string" calcext:value-type="string">
            <text:p>米野 国包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2-06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3</text:p>
          </table:table-cell>
          <table:table-cell office:value-type="string" calcext:value-type="string">
            <text:p>小日向 ひろし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2-07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4</text:p>
          </table:table-cell>
          <table:table-cell office:value-type="string" calcext:value-type="string">
            <text:p>新谷 秋葉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12-17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5</text:p>
          </table:table-cell>
          <table:table-cell office:value-type="string" calcext:value-type="string">
            <text:p>軽部 遥奈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7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6</text:p>
          </table:table-cell>
          <table:table-cell office:value-type="string" calcext:value-type="string">
            <text:p>白石 たくみ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4-01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7</text:p>
          </table:table-cell>
          <table:table-cell office:value-type="string" calcext:value-type="string">
            <text:p>岩永 弥生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7-06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8</text:p>
          </table:table-cell>
          <table:table-cell office:value-type="string" calcext:value-type="string">
            <text:p>塩川 しおり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7-06</text:p>
          </table:table-cell>
          <table:table-cell office:value-type="float" office:value="76.25" calcext:value-type="float">
            <text:p>7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89</text:p>
          </table:table-cell>
          <table:table-cell office:value-type="string" calcext:value-type="string">
            <text:p>山根 聖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5-24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大関 弥太郎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6-08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1</text:p>
          </table:table-cell>
          <table:table-cell office:value-type="string" calcext:value-type="string">
            <text:p>寺尾 優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3-16</text:p>
          </table:table-cell>
          <table:table-cell office:value-type="float" office:value="111.25" calcext:value-type="float">
            <text:p>11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2</text:p>
          </table:table-cell>
          <table:table-cell office:value-type="string" calcext:value-type="string">
            <text:p>陸奥 あゆみ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8-14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3</text:p>
          </table:table-cell>
          <table:table-cell office:value-type="string" calcext:value-type="string">
            <text:p>庄子 みらい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5-01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4</text:p>
          </table:table-cell>
          <table:table-cell office:value-type="string" calcext:value-type="string">
            <text:p>吉野 みずき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3-11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5</text:p>
          </table:table-cell>
          <table:table-cell office:value-type="string" calcext:value-type="string">
            <text:p>大曽根 鉄山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0-20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6</text:p>
          </table:table-cell>
          <table:table-cell office:value-type="string" calcext:value-type="string">
            <text:p>黒沢 ユウキ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1-0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7</text:p>
          </table:table-cell>
          <table:table-cell office:value-type="string" calcext:value-type="string">
            <text:p>瀬谷 武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8-24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8</text:p>
          </table:table-cell>
          <table:table-cell office:value-type="string" calcext:value-type="string">
            <text:p>唐牛 三四郎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3-13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9</text:p>
          </table:table-cell>
          <table:table-cell office:value-type="string" calcext:value-type="string">
            <text:p>醍醐 たくや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0-19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藤崎 一人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4-27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岡崎 ケン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7-08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大沢 シュン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6-20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倉地 隼人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3-22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蝦名 寅次郎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8-16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御剣 律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3-19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鷲塚 八千代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2-10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中谷 太郎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3-01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角谷 愛子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5-14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野尻 与一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3-20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大内 竜二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9-27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江副 千秋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7-23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刈谷 朔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2-05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稗田 まもる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1-28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福家 武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11-26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江原 勝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10-08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布施 有希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4-08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雛形 弥太郎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12-13</text:p>
          </table:table-cell>
          <table:table-cell office:value-type="float" office:value="98.75" calcext:value-type="float">
            <text:p>9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金沢 行徳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11-26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森崎 恭子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12-20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日野西 ケージ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2-0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石田 たくや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8-08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曙 けんじ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5-2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万里小路 寅次郎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9-2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松原 舞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8-25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北野 さおり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7-09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若本 サトシ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2-26</text:p>
          </table:table-cell>
          <table:table-cell office:value-type="float" office:value="102.5" calcext:value-type="float">
            <text:p>10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綾小路 ナオミ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5-11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福井 瑠偉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0-16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田上 ひとみ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04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芦田 雅子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8-09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金森 まこと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2-05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末永 ユウキ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9-1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御子柴 早人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5-04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角 ちひろ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8-21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古波蔵 英明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12-15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森川 みゆき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2-06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須田 源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9-11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飛田 正義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8-25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刈谷 ユリア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10-18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辻 ちひろ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12-04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赤江 大地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2-04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一条 国光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8-25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武田 初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1-09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大口 太郎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9-1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沼田 ヒデ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8-2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花城 海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12-03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森井 千春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4-22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湯舟 大門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4-2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正田 初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6-15</text:p>
          </table:table-cell>
          <table:table-cell office:value-type="float" office:value="96.25" calcext:value-type="float">
            <text:p>9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五月女 鉄平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8-2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黒川 美智子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5-09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飯島 ナオミ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11-0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石川 みちこ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1-28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徳永 葉月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6-26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直江 アキラ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4-09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島袋 いろは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1-03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和泉 忍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2-28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横尾 律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1-17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赤羽根 勝利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4-12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古市 順子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2-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飯島 悪太郎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5-28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永井 勇人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5-14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横須賀 まゆみ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2-05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田崎 まゆみ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4-17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安達 サトシ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7-1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久野 律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5-28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川西 ともか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9-03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東江 エリコ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10-21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長浜 勝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10-23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牛木 寅次郎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4-23</text:p>
          </table:table-cell>
          <table:table-cell office:value-type="float" office:value="76.25" calcext:value-type="float">
            <text:p>7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日比野 アイ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4-08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笹川 和義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8-14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堂本 麗華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5-11</text:p>
          </table:table-cell>
          <table:table-cell office:value-type="float" office:value="106.25" calcext:value-type="float">
            <text:p>10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坂田 あすか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2-09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立石 たくや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1-17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財部 長子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10-1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当真 民雄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3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柳沢 つばさ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2-15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上村 寅次郎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3-28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香宗我部 石松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2-15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甲 桜子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11-1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江草 律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2-03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益田 まどか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5-09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野村 エイジ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0-18</text:p>
          </table:table-cell>
          <table:table-cell office:value-type="float" office:value="112.5" calcext:value-type="float">
            <text:p>1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関根 ななこ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4-10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綾瀬 陸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5-11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徳大寺 杏奈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1-24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吉本 ちひろ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9-24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神野 たけし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4-22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寺沢 さおり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8-07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相川 みのる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8-02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古市 アカネ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11-27</text:p>
          </table:table-cell>
          <table:table-cell office:value-type="float" office:value="92.5" calcext:value-type="float">
            <text:p>9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鎌田 ユウキ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1-19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遠藤 こじろう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9-2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小菅 初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1-26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坂 新兵衛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8-27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風間 信夫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3-27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椎野 刹那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9-02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稲福 広明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12-2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日野 さゆり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6-23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姉歯 舞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6-16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金田 麻衣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10-21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楠 大五郎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3-18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清川 千春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3-01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長瀬 あゆか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26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銭形 雄一郎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5-28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久我 ゆき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8-1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折原 忍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4-21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中院 真矢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6-25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風早 タクマ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2-2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松橋 千早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5-05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柳瀬 月子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3-16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藤村 和義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4-02</text:p>
          </table:table-cell>
          <table:table-cell office:value-type="float" office:value="98.75" calcext:value-type="float">
            <text:p>9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円谷 一人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4-10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大塚 あやめ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4-24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小池 さゆり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8-28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細川 小雪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10-26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河内 愛子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6-0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枝野 いのり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26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椎野 寅次郎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4-09</text:p>
          </table:table-cell>
          <table:table-cell office:value-type="float" office:value="76.25" calcext:value-type="float">
            <text:p>7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瀬野 たけし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11-22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成田 玉子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7-27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豊臣 リサ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2-2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角谷 桜子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4-13</text:p>
          </table:table-cell>
          <table:table-cell office:value-type="float" office:value="111.25" calcext:value-type="float">
            <text:p>11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湶 大五郎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28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比屋根 次郎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10-04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丹下 みのる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9-17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冷泉 あゆみ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6-14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小平 初子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4-17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直江 マサキ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4-12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浦川 貴志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8-16</text:p>
          </table:table-cell>
          <table:table-cell office:value-type="float" office:value="96.25" calcext:value-type="float">
            <text:p>9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荻野 なおと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4-01</text:p>
          </table:table-cell>
          <table:table-cell office:value-type="float" office:value="108.75" calcext:value-type="float">
            <text:p>10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稲城 麻乃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2-09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栗林 伸幸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1-27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加納 景清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3-01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一 ともか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8-16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横山 幸也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12-27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諸橋 市子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1-17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泉 弥生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10-03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森川 マチコ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2-24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種子島 夏美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1-0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大神 大門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11-11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大嶺 みき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5-12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谷川 悪太郎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6-09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葛飾 吉弘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6-1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手塚 つばさ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3-06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大関 磐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7-20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倉 悪太郎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9-15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杉浦 麗華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9-24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西谷 みゆき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6-18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末吉 しほり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11-11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与 頼元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4-20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増田 みのる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12-18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西井 花子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1-22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有馬 仁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14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本村 鉄山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3-17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印南 まゆこ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9-16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若杉 小雪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6-0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香川 みゆき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1-2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一戸 エリ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11-23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菊田 マヤ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8-04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三井 久保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1-11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鷲塚 真帆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6-10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伊豆 鉄平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7-23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百瀬 トメ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1-17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伊礼 国包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山里 夏美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9-05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北沢 英明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5-1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倉持 サトシ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9-26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瀬戸内 ユウキ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8-06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船越 トメ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5-03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虹川 陸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2-2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剣持 民雄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3-12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倉持 ちひろ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9-12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能見 聖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9-17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中御門 勝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12-13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結城 忍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7-05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春原 たくや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8-06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小柳 二郎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3-09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青森 二郎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10-18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静野 詩織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7-09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上条 かな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7-02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長友 勇人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2-09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三室戸 次郎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8-0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根間 早人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5-1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山形 敏太郎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1-28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宇都宮 優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0-20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岩村 ひかる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11-21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黒沢 たくみ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6-05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井上 たくみ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10-1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阿久津 たくや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6-2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桐生 杏奈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1-26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橋本 雅子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2-19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大久保 ユウキ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7-21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鳳 翔太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7-13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曽根 陸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2-1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親川 ヒコ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5-21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勝又 まどか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9-1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中岡 みなみ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7-05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寺本 ほのか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2-10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一条 景清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1-10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笹川 正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5-11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又吉 聖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2-03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赤坂 海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4-21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水野 翔太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2-26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松永 伸幸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8-14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大滝 みゆき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6-27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辻井 仁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9-19</text:p>
          </table:table-cell>
          <table:table-cell office:value-type="float" office:value="106.25" calcext:value-type="float">
            <text:p>10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松崎 勝利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9-28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井川 有希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19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隈部 義範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8-2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笠井 まゆ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9-07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五味 ユウキ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7-17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幸村 いろは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7-10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野崎 みずき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3-19</text:p>
          </table:table-cell>
          <table:table-cell office:value-type="float" office:value="76.25" calcext:value-type="float">
            <text:p>7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秋本 しんご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0-04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加茂 タクマ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5-11</text:p>
          </table:table-cell>
          <table:table-cell office:value-type="float" office:value="113.75" calcext:value-type="float">
            <text:p>11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北川 仁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9-18</text:p>
          </table:table-cell>
          <table:table-cell office:value-type="float" office:value="112.5" calcext:value-type="float">
            <text:p>1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諸星 千代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10-28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多田野 ユカ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9-19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田山 ミカ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6-12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飯泉 大五郎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8-09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水無月 ミチル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0-25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吉野 こじろう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3-11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多々良 ちはる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8-06</text:p>
          </table:table-cell>
          <table:table-cell office:value-type="float" office:value="92.5" calcext:value-type="float">
            <text:p>9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荒川 千世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0-21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若杉 舞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9-16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一戸 けんじ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8-13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稲城 貴志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1-26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麻原 鈴音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4-12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若本 正弘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4-2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毛利 さあや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7-12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楠本 大五郎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4-09</text:p>
          </table:table-cell>
          <table:table-cell office:value-type="float" office:value="108.75" calcext:value-type="float">
            <text:p>10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岩淵 二郎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5-19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山沖 ひかる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3-02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藤田 律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3-02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宮川 マチコ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1-07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須永 ユウキ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9-01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石沢 国包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3-03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中沢 まもる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4-25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細川 隼人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1-28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柿崎 貞子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6-18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庄内 ミチル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7-26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一ノ瀬 ふじこ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6-23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加々美 アキラ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1-06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本間 和義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3-06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臼井 ちはる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3-13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藤島 ゆり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10-28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有栖川 綾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8-14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田辺 まこと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4-07</text:p>
          </table:table-cell>
          <table:table-cell office:value-type="float" office:value="82.5" calcext:value-type="float">
            <text:p>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栗田 聖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5-16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大平 弥太郎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6-17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二本柳 いろは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3-15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里 ジロー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7-03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巽 長政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1-08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江里口 ケン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4-26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大滝 彬子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9-19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下地 さおり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12-27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子安 葵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5-05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清川 莉奈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4-01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小菅 まゆこ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3-10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湯川 千代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6-04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井上 ハルコ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7-08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沢田 葉月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2-23</text:p>
          </table:table-cell>
          <table:table-cell office:value-type="float" office:value="108.75" calcext:value-type="float">
            <text:p>10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灰原 愛子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8-20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中島 正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25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田場 聖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2-06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相原 ともか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6-05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米倉 美月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9-07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逢坂 海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5-21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長沢 海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5-19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保坂 あずさ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9-16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松野 アイ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2-0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山下 貞子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8-17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山沖 ケン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1-18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久米 みずき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2-2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長野原 律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2-19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大河内 マサキ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4-16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会田 千里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8-03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小林 葵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8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佐渡 葉月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5-24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香宗我部 つばさ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2-19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江崎 久保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0-04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跡部 詩織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8-12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前原 あずみ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12-1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前田 竜二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7-04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江夏 ユナ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4-14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葛飾 つばさ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9-0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宇野 ヨウコ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12-23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吾妻 ひかり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10-28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上江洲 まこと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11-26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川添 かな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12-25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羽村 あすか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3-20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岡山 友哉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7-18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千里 瑠偉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1-02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長谷部 ユウキ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7-10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杏 長子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5-01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月見里 カレン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7-08</text:p>
          </table:table-cell>
          <table:table-cell office:value-type="float" office:value="96.25" calcext:value-type="float">
            <text:p>9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折原 はやて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3-10</text:p>
          </table:table-cell>
          <table:table-cell office:value-type="float" office:value="121.25" calcext:value-type="float">
            <text:p>12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榛名 花子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18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真壁 凛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5-26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東海林 鉄山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2-27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鳥海 陸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5-14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須賀 みずき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6-04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西岡 陸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2-16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中西 マリヤ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10-13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徳大寺 涼平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27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木内 玉子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11-20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島根 沙也加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9-20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本田 義家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1-22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吉永 千里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11-05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川場 ひとみ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11-06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草野 永久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0-27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渥美 レイカ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7-06</text:p>
          </table:table-cell>
          <table:table-cell office:value-type="float" office:value="76.25" calcext:value-type="float">
            <text:p>7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竹村 みなみ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9-04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吉本 杏奈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9-25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壱岐 貞子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6-15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森岡 あゆみ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8-04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畑 雄一郎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3-1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古田 まゆこ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7-03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羽生 エリカ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2-11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海原 行徳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2-13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川畑 アカネ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8-27</text:p>
          </table:table-cell>
          <table:table-cell office:value-type="float" office:value="106.25" calcext:value-type="float">
            <text:p>10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佐村河内 蛍子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5-14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笠原 千秋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5-09</text:p>
          </table:table-cell>
          <table:table-cell office:value-type="float" office:value="111.25" calcext:value-type="float">
            <text:p>11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深田 なおき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9-1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長谷 はやて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2-27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秋葉 タケル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3-2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衛藤 まもる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9-25</text:p>
          </table:table-cell>
          <table:table-cell office:value-type="float" office:value="118.75" calcext:value-type="float">
            <text:p>11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山元 早人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3-17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池本 かな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7-1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倉地 ちひろ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3-24</text:p>
          </table:table-cell>
          <table:table-cell office:value-type="float" office:value="108.75" calcext:value-type="float">
            <text:p>10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宍戸 一人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0-24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知念 朔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03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高久 正弘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0-11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納富 みなみ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1-03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更科 朔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5-28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越智 千春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10-27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唯 陸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9-0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新宅 ゆかり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1-07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小野塚 夏美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1-13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神奈川 みずき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1-17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坂下 愛子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2-24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風祭 行徳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0-21</text:p>
          </table:table-cell>
          <table:table-cell office:value-type="float" office:value="112.5" calcext:value-type="float">
            <text:p>1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本村 瑠偉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4-23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柏 英雄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4-27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粥川 ケージ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5-0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有働 美奈子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7-15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越中 あゆみ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1-09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遊馬 鉄山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2-08</text:p>
          </table:table-cell>
          <table:table-cell office:value-type="float" office:value="71.25" calcext:value-type="float">
            <text:p>7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宇喜多 米子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10-22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山岸 あずさ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10-23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島津 しほり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6-2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林原 みずき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6-21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清白 小雪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10-1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天草 義範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1-22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泉 雅子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8-11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瀬川 吉弘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7-08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柏原 エイジ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11-20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立川 しほり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19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葛西 レイ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2-26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橋本 朔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1-19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切欠 かんな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9-2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力石 はるか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1-09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多村 元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1-15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大鳥 未来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5-10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玉井 まこと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12-22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神津 まどか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6-0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具志堅 ねね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4-04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森永 大門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3-17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及川 磐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5-16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天使 ケン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12-04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相馬 久保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3-19</text:p>
          </table:table-cell>
          <table:table-cell office:value-type="float" office:value="96.25" calcext:value-type="float">
            <text:p>9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井戸田 国光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6-15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秋田 博文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1-11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大嶺 国包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8-04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久野 次郎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1-05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伊達 勝利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8-10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長門 寅次郎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10-0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江戸川 たけし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6-12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白鳥 桜子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11-10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持田 たくみ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6-09</text:p>
          </table:table-cell>
          <table:table-cell office:value-type="float" office:value="111.25" calcext:value-type="float">
            <text:p>11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黒川 隼人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5-05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境 三枝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5-1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小関 あいか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5-16</text:p>
          </table:table-cell>
          <table:table-cell office:value-type="float" office:value="96.25" calcext:value-type="float">
            <text:p>9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川村 永久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3-04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肥前 みつき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7-12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南条 かおる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11-17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門倉 しんご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1-05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小寺 サトシ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9-28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岡井 松江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2-03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久瀬 千景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4-0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橋爪 花音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8-17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川満 敏太郎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7-20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伊佐 ジロー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3-06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中西 玉子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6-21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川本 ミハル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11-13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楠本 真矢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9-25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風祭 はるか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2-24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角 真弓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7-17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納富 永久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5-0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江藤 友哉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9-10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諫山 隼人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3-17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倉 さとる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8-27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宮島 舞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1-0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染谷 友哉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5-1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多々良 新兵衛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7-11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北浦 順子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9-10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岩村 渚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6-08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宮平 ジュリア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2-16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横尾 ミク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3-12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矢田 しずか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2-03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小谷野 京太郎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9-06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羽田 律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9-26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諸葛 長安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2-22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田島 久保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8-19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種田 三枝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7-10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加茂 千景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0-24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菊田 ひかる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11-06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遠山 真矢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3-2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小宮 義範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5-03</text:p>
          </table:table-cell>
          <table:table-cell office:value-type="float" office:value="92.5" calcext:value-type="float">
            <text:p>9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岡井 カレン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6-2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城間 三枝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2-22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矢作 松江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1-1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塙 リリ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12-23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吉国 未来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5-21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安達 ユウキ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6-10</text:p>
          </table:table-cell>
          <table:table-cell office:value-type="float" office:value="98.75" calcext:value-type="float">
            <text:p>9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車 真矢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7-2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山岡 ミカ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9-01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岩下 一太郎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5-17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宮地 和義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5-25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坂上 ひろし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5-05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若田 はな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9-11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加藤木 タケル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1-01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吉見 さあや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8-19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長島 ナオミ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6-26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鬼島 沙也加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5-03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谷 まゆみ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1-16</text:p>
          </table:table-cell>
          <table:table-cell office:value-type="float" office:value="76.25" calcext:value-type="float">
            <text:p>7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矢部 はやて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10-17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親川 あやか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5-19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長井 あいこ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7-21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唐沢 エリ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1-19</text:p>
          </table:table-cell>
          <table:table-cell office:value-type="float" office:value="111.25" calcext:value-type="float">
            <text:p>11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国吉 勝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6-2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寺島 舞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2-18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涼宮 まもる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7-05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納富 ヒコ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5-02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初芝 みゆき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9-03</text:p>
          </table:table-cell>
          <table:table-cell office:value-type="float" office:value="71.25" calcext:value-type="float">
            <text:p>7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松下 真弓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7-1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畠 一輝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7-12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寺田 民雄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2-17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力石 藤次郎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0-1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角谷 ミカ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11-14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北田 初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4-04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長田 和義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6-25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町田 次郎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1-24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上別府 ヒデ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06-26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梅田 葉月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9-26</text:p>
          </table:table-cell>
          <table:table-cell office:value-type="float" office:value="106.25" calcext:value-type="float">
            <text:p>10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高江洲 頼元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8-09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安 はやて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4-14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皆川 俊介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5-09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西岡 若菜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5-12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野中 ゆり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2-04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古泉 月子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8-01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柏 アンナ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5-19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神原 重信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0-04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鶴 八千代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6-0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木田 ミサ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10-11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平塚 レイ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8-28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高山 ノエル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6-10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加藤 蛍子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12-04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杉浦 行徳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6-23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中御門 大五郎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2-09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米山 愛子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7-24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重松 リリ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2-15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河田 みらい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3-10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古明地 ほのか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1-15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野島 凛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3-24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海保 仁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1-02</text:p>
          </table:table-cell>
          <table:table-cell office:value-type="float" office:value="121.25" calcext:value-type="float">
            <text:p>12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北別府 マリヤ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8-1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寺田 美咲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2-27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横川 景清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9-14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稲福 いろは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6-28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岡部 英明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2-02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島村 磐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2-28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青井 みのる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1-16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小山内 渚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2-18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面 あずみ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1-25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越谷 ひかる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7-2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島本 美咲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2-17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松 アカネ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6-23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熊耳 真弓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6-15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大内 リサ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12-11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日野西 あずさ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4-05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織部 ななこ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2-04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椿 さとみ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4-20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葛飾 しほり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5-26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杉野 海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10-13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不二 しんご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9-19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春菜 三枝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2-14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長沼 みどり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10-23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石 千里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2-04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仲宗根 ミハル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4-17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神門 サエコ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1-1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高辻 たくみ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9-2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榛名 ヨーコ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3-06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石丸 まもる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10-1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塀内 英雄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4-24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岩手 あずみ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5-02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金井 ワタル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1-08</text:p>
          </table:table-cell>
          <table:table-cell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金子 あやか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5-07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宮崎 有希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9-09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江川 みらい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0-27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片山 可憐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12-17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館 まどか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8-07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椎野 ケージ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1-07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恵美 未来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6-1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横尾 刹那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2-15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増田 玉子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5-19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金沢 ケージ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3-08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腰 ひかる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2-05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菅野 藤次郎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6-17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三輪 みのる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0-17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風早 はやて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5-04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日野西 テツヤ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6-04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小比類巻 いずみ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6-10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橋口 聖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12-09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向井 みのる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9-06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二階堂 リサ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7-15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美鈴 蛍子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2-25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友永 幸也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4-2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塩見 京太郎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7-0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大八木 なおき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7-11</text:p>
          </table:table-cell>
          <table:table-cell office:value-type="float" office:value="108.75" calcext:value-type="float">
            <text:p>10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竹村 ともか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8-18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言語同断 京太郎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8-13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新堂 ゆい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2-14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西四辻 大五郎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2-27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内海 正弘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3-23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恩田 寅次郎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9-09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竹中 みどり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06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浦野 つばさ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12-18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川田 武雄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1-14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湶 あやか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1-21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森下 竜二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10-03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堤 詩織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6-20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城間 広明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7-19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飯田 ケン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6-16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砂押 竜門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4-06</text:p>
          </table:table-cell>
          <table:table-cell office:value-type="float" office:value="121.25" calcext:value-type="float">
            <text:p>12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湯舟 ふじこ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7-06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広島 麻乃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10-10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中野渡 京太郎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4-17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倉 アキラ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3-05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石黒 麻乃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12-07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坂下 いろは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11-24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関口 勝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2-17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道下 さとみ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2-19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本橋 渚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8-18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八田 桜子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3-2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浜本 鉄山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6-21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春原 寅次郎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3-03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菅野 二郎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2-02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新谷 重信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4-28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鶴 仁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12-08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藤村 竜二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10-1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山本 ゆかり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7-16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長沼 花子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9-24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福士 レイカ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8-25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小杉 真弓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4-09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保坂 元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7-01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月宮 ゆい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2-20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長田 麻衣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5-24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西山 しんご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8-1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浅倉 みゆき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7-10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田 初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1-08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久米 可憐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6-07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御法川 しずか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6-0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山元 渚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9-2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玉井 千秋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2-18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綿月 美咲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3-17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南 新兵衛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6-24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橋 舞子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10-04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日下部 まゆみ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8-18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宇佐美 勇人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12-16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三村 市子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6-04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明石 可憐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1-27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織部 ほのか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6-2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小鳥 メイ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6-27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周布 マサキ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3-08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寺島 綾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0-10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桐生 蛍子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1-1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小日向 レイナ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11-23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文月 武雄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3-0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大曽根 新兵衛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10-26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文月 信夫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4-16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東中野 なおと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9-2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高須賀 二郎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8-08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奈須 藤次郎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2-14</text:p>
          </table:table-cell>
          <table:table-cell office:value-type="float" office:value="102.5" calcext:value-type="float">
            <text:p>10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金城 はるか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01-14</text:p>
          </table:table-cell>
          <table:table-cell office:value-type="float" office:value="116.25" calcext:value-type="float">
            <text:p>11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金 鉄山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12-09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塀内 なおき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9-2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渡部 涼平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9-02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火浦 英明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7-21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青葉 秋葉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5-21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橘高 優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9-18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小鳩 はやて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9-05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都筑 博文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12-10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湯沢 月子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4-20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小田桐 久保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3-0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北川 竜二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10-01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山野 凛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8-18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加納 まこと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12-23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江口 まこと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1-01-25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青野 はるな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2-04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竹田 まゆ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4-07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足利 未来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7-08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愛甲 若菜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1-17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曽我 さあや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12-27</text:p>
          </table:table-cell>
          <table:table-cell office:value-type="float" office:value="108.75" calcext:value-type="float">
            <text:p>10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北 幸也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6-11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金丸 長政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6-13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喜納 勝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9-07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下田 久保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2-27</text:p>
          </table:table-cell>
          <table:table-cell office:value-type="float" office:value="98.75" calcext:value-type="float">
            <text:p>9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月見里 玉子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2-08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松本 聖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3-28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瀬戸 ひかる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12-10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城間 寅次郎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3-18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花城 いずみ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7-22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菊地原 アキラ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5-07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井川 優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11-0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島田 愛子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6-08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嵯峨 小春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5-27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十六夜 はるな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10-12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井上 ユリア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2-1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梅村 裕次郎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5-1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村井 鉄平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6-14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保科 鉄山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1-17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小野田 麗華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8-27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神奈川 かおり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4-27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大内 初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10-15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田井中 はるか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7-18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東野 鉄平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2-12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春菜 英雄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5-1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矢作 のぞみ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5-2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細見 みき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08-10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鎌倉 刹那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6-14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北浦 けんじ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1-21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榊 ふじこ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3-19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成瀬 あすか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2-24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岡村 八千代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9-04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金村 ユナ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11-14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遠野 あずさ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7-21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最上 忍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11-13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花畑 さとみ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0-14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朱音 花音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5-28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下斗米 長政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4-28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森谷 月子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8-1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瀬戸 若菜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3-14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小橋 幸也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9-04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亀井 勝利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6-17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星野 はるひ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2-02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陸奥 武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12-13</text:p>
          </table:table-cell>
          <table:table-cell office:value-type="float" office:value="121.25" calcext:value-type="float">
            <text:p>12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小鳥遊 沙也加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11-09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春原 竜門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4-24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大津 遥奈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16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篠田 真弓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4-13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青木 信夫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6-2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及川 ミカ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3-01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福原 新兵衛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8-2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岩切 吉弘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1-17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戸田 義範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2-27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二宮 勇人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11-08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更科 二郎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5-17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丸 マチコ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11-11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堂 景清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4-01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橋爪 ユウキ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5-14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金丸 俊介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1-14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鯨井 正義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10-12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坂野 さおり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7-25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能見 一輝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10-28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初音 信夫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1-17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切欠 サトシ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2-16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姉帯 未来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2-06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瀬谷 サトシ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3-21</text:p>
          </table:table-cell>
          <table:table-cell office:value-type="float" office:value="63.75" calcext:value-type="float">
            <text:p>6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風間 ヒコ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2-0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九楽 千春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11-01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内山 なおと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6-15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正木 寅次郎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3-01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高久 タクマ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4-13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有村 律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2-05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藁科 雅子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5-22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会津 あゆみ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3-08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星川 三四郎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1-18</text:p>
          </table:table-cell>
          <table:table-cell office:value-type="float" office:value="121.25" calcext:value-type="float">
            <text:p>12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今田 ユウキ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11-16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吉岡 伸幸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5-19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平丸 竜門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5-21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宮城 一人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8-14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外間 千早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9-26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小木曽 いずみ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06-06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輿石 ひろし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5-01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大神 渚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12-18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伊豆 新兵衛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08-04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逢坂 まゆみ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0-18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名嘉 優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1-18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笛吹 リリ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8-0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長谷川 ミカ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9-12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江口 渚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04</text:p>
          </table:table-cell>
          <table:table-cell office:value-type="float" office:value="123.75" calcext:value-type="float">
            <text:p>12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永井 マリヤ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2-13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三瓶 ちひろ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7-03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塩田 早人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12-25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下村 ななこ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6-28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柘植 景清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4-02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行方 源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8-26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笛吹 忍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7-28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森口 俊介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4-13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星川 みつき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11-11</text:p>
          </table:table-cell>
          <table:table-cell office:value-type="float" office:value="122.5" calcext:value-type="float">
            <text:p>12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金井 しおり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5-09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九条 正弘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9-19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大崎 大地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6-20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朝比奈 瑠偉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11-06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堤 仁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5-0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19</text:p>
          </table:table-cell>
          <table:table-cell office:value-type="string" calcext:value-type="string">
            <text:p>菅 みちこ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4-02</text:p>
          </table:table-cell>
          <table:table-cell office:value-type="float" office:value="108.75" calcext:value-type="float">
            <text:p>10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0</text:p>
          </table:table-cell>
          <table:table-cell office:value-type="string" calcext:value-type="string">
            <text:p>上田 敏太郎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2-21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1</text:p>
          </table:table-cell>
          <table:table-cell office:value-type="string" calcext:value-type="string">
            <text:p>川原 まこと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5-1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2</text:p>
          </table:table-cell>
          <table:table-cell office:value-type="string" calcext:value-type="string">
            <text:p>豊田 三枝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4-27</text:p>
          </table:table-cell>
          <table:table-cell office:value-type="float" office:value="96.25" calcext:value-type="float">
            <text:p>9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船越 渚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7-28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恵美 シュン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5-28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前 元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7-22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石沢 久保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3-1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深田 あゆ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10-21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中東 かおり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1-1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神門 はるか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2-2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下地 みずき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12-13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一番ケ瀬 与一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9-15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纐纈 あゆか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1-10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片桐 与一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2-17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朝比奈 ミチル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01-2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鯨井 敏太郎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1-01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菅原 さおり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4-20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富岡 広明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7-1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荒木 みつき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10-2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江藤 千景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1-10-01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根間 莉奈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5-27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宮平 小雪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5-08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高江洲 行徳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6-23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3</text:p>
          </table:table-cell>
          <table:table-cell office:value-type="string" calcext:value-type="string">
            <text:p>手代木 いろは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5-01</text:p>
          </table:table-cell>
          <table:table-cell office:value-type="float" office:value="83.75" calcext:value-type="float">
            <text:p>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4</text:p>
          </table:table-cell>
          <table:table-cell office:value-type="string" calcext:value-type="string">
            <text:p>梵 隼人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3-15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逢坂 なおき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2-02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梨本 ユウキ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4-22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7</text:p>
          </table:table-cell>
          <table:table-cell office:value-type="string" calcext:value-type="string">
            <text:p>西岡 なおと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3-24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8</text:p>
          </table:table-cell>
          <table:table-cell office:value-type="string" calcext:value-type="string">
            <text:p>塩谷 長政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2-23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49</text:p>
          </table:table-cell>
          <table:table-cell office:value-type="string" calcext:value-type="string">
            <text:p>本山 真弓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7-09</text:p>
          </table:table-cell>
          <table:table-cell office:value-type="float" office:value="102.5" calcext:value-type="float">
            <text:p>10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深井 頼元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07-0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1</text:p>
          </table:table-cell>
          <table:table-cell office:value-type="string" calcext:value-type="string">
            <text:p>勝田 大地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7-21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2</text:p>
          </table:table-cell>
          <table:table-cell office:value-type="string" calcext:value-type="string">
            <text:p>小沼 鉄山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4-18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3</text:p>
          </table:table-cell>
          <table:table-cell office:value-type="string" calcext:value-type="string">
            <text:p>井村 みずき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10-11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4</text:p>
          </table:table-cell>
          <table:table-cell office:value-type="string" calcext:value-type="string">
            <text:p>川合 美月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8-19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5</text:p>
          </table:table-cell>
          <table:table-cell office:value-type="string" calcext:value-type="string">
            <text:p>横溝 のぞみ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3-1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藤井 仁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10-11</text:p>
          </table:table-cell>
          <table:table-cell office:value-type="float" office:value="92.5" calcext:value-type="float">
            <text:p>9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保母 ななこ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7-22</text:p>
          </table:table-cell>
          <table:table-cell office:value-type="float" office:value="78.75" calcext:value-type="float">
            <text:p>7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朝比奈 ジロー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2-19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別府 竜門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12-25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平岡 あずみ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12-27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億 源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3-16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2</text:p>
          </table:table-cell>
          <table:table-cell office:value-type="string" calcext:value-type="string">
            <text:p>是枝 ほのか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1-01-23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田 つばさ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1-11-19</text:p>
          </table:table-cell>
          <table:table-cell office:value-type="float" office:value="93.75" calcext:value-type="float">
            <text:p>9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小松 はるな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1-08-24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5</text:p>
          </table:table-cell>
          <table:table-cell office:value-type="string" calcext:value-type="string">
            <text:p>川崎 美月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6-23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6</text:p>
          </table:table-cell>
          <table:table-cell office:value-type="string" calcext:value-type="string">
            <text:p>堺 タケル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5-26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7</text:p>
          </table:table-cell>
          <table:table-cell office:value-type="string" calcext:value-type="string">
            <text:p>臼井 はな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021-11-12</text:p>
          </table:table-cell>
          <table:table-cell office:value-type="float" office:value="67.5" calcext:value-type="float">
            <text:p>6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8</text:p>
          </table:table-cell>
          <table:table-cell office:value-type="string" calcext:value-type="string">
            <text:p>伊牟田 あいか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6-27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丸 義家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9-17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畠中 ゆい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5-15</text:p>
          </table:table-cell>
          <table:table-cell office:value-type="float" office:value="68.75" calcext:value-type="float">
            <text:p>6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相沢 アン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8-19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遠山 ひろし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5-01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冨樫 千代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4-03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立川 エイジ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2-19</text:p>
          </table:table-cell>
          <table:table-cell office:value-type="float" office:value="121.25" calcext:value-type="float">
            <text:p>12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津上 葵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021-03-17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6</text:p>
          </table:table-cell>
          <table:table-cell office:value-type="string" calcext:value-type="string">
            <text:p>松尾 ふじこ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3-26</text:p>
          </table:table-cell>
          <table:table-cell office:value-type="float" office:value="71.25" calcext:value-type="float">
            <text:p>7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7</text:p>
          </table:table-cell>
          <table:table-cell office:value-type="string" calcext:value-type="string">
            <text:p>岩田 あいこ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8-0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8</text:p>
          </table:table-cell>
          <table:table-cell office:value-type="string" calcext:value-type="string">
            <text:p>大河内 ミカ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9-13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79</text:p>
          </table:table-cell>
          <table:table-cell office:value-type="string" calcext:value-type="string">
            <text:p>浦田 みなみ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1-11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松橋 仁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7-01</text:p>
          </table:table-cell>
          <table:table-cell office:value-type="float" office:value="113.75" calcext:value-type="float">
            <text:p>11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小脇 千景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2-20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大崎 悪太郎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11-15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品川 ミチル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5-02</text:p>
          </table:table-cell>
          <table:table-cell office:value-type="float" office:value="62.5" calcext:value-type="float">
            <text:p>6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徳永 みのる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4-09</text:p>
          </table:table-cell>
          <table:table-cell office:value-type="float" office:value="72.5" calcext:value-type="float">
            <text:p>7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5</text:p>
          </table:table-cell>
          <table:table-cell office:value-type="string" calcext:value-type="string">
            <text:p>深谷 ケージ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5-14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川場 鉄山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09-2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7</text:p>
          </table:table-cell>
          <table:table-cell office:value-type="string" calcext:value-type="string">
            <text:p>龍神 吉弘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4-14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8</text:p>
          </table:table-cell>
          <table:table-cell office:value-type="string" calcext:value-type="string">
            <text:p>仁志 ひかる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7-11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89</text:p>
          </table:table-cell>
          <table:table-cell office:value-type="string" calcext:value-type="string">
            <text:p>菅野 行徳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11-17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御厨 俊介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1-07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三宅 隼人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8-03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阪中 麗華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1-09-2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川畑 あゆか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8-19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4</text:p>
          </table:table-cell>
          <table:table-cell office:value-type="string" calcext:value-type="string">
            <text:p>富士 陸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8-18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日暮 行徳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8-1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6</text:p>
          </table:table-cell>
          <table:table-cell office:value-type="string" calcext:value-type="string">
            <text:p>伊達 幸也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1-12-18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棚橋 ヒデ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2-09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8</text:p>
          </table:table-cell>
          <table:table-cell office:value-type="string" calcext:value-type="string">
            <text:p>忍足 玉子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2-03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99</text:p>
          </table:table-cell>
          <table:table-cell office:value-type="string" calcext:value-type="string">
            <text:p>藤村 幸也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06-21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大川 あすか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6-06</text:p>
          </table:table-cell>
          <table:table-cell office:value-type="float" office:value="113.75" calcext:value-type="float">
            <text:p>11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金丸 愛子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9-1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広田 ユウキ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6-26</text:p>
          </table:table-cell>
          <table:table-cell office:value-type="float" office:value="88.75" calcext:value-type="float">
            <text:p>8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板東 英雄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21-04-02</text:p>
          </table:table-cell>
          <table:table-cell office:value-type="float" office:value="98.75" calcext:value-type="float">
            <text:p>9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中込 翔太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8-09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角沢 ねね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5-24</text:p>
          </table:table-cell>
          <table:table-cell office:value-type="float" office:value="82.5" calcext:value-type="float">
            <text:p>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鷲頭 真矢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7-13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安達 葵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3-16</text:p>
          </table:table-cell>
          <table:table-cell office:value-type="float" office:value="87.5" calcext:value-type="float">
            <text:p>8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鳥谷部 千里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2-03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鍋島 ともか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09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結城 永久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0-23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前野 ひろし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3-09</text:p>
          </table:table-cell>
          <table:table-cell office:value-type="float" office:value="81.25" calcext:value-type="float">
            <text:p>8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跡部 あやか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3-20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小平 市子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07-19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古波蔵 勝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9-04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豊臣 ももこ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02-23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大江 ミハル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7-25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7</text:p>
          </table:table-cell>
          <table:table-cell office:value-type="string" calcext:value-type="string">
            <text:p>戸次 アンナ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08-16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鷲尾 米子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10-10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杉本 英明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11-24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楠 たけし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1-04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川満 まどか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5-02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仲田 八千代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2-1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若田 義範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1-27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坂口 聖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7-03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井上 大地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2-15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6</text:p>
          </table:table-cell>
          <table:table-cell office:value-type="string" calcext:value-type="string">
            <text:p>古谷 ユウキ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8-02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掛川 早人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9-21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古泉 サスケ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12-13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29</text:p>
          </table:table-cell>
          <table:table-cell office:value-type="string" calcext:value-type="string">
            <text:p>中里 忍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4-03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坂下 まゆみ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2-11</text:p>
          </table:table-cell>
          <table:table-cell office:value-type="float" office:value="101.25" calcext:value-type="float">
            <text:p>10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西野 ともか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9-18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2</text:p>
          </table:table-cell>
          <table:table-cell office:value-type="string" calcext:value-type="string">
            <text:p>安藤 正義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4-1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谷村 サトシ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1-07-12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逢坂 葉月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1-06-01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浦崎 千秋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3-28</text:p>
          </table:table-cell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6</text:p>
          </table:table-cell>
          <table:table-cell office:value-type="string" calcext:value-type="string">
            <text:p>続木 まゆこ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0-27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7</text:p>
          </table:table-cell>
          <table:table-cell office:value-type="string" calcext:value-type="string">
            <text:p>粥川 一人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021-11-04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8</text:p>
          </table:table-cell>
          <table:table-cell office:value-type="string" calcext:value-type="string">
            <text:p>若葉 ほのか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08-1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門脇 ゆい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09-19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菊地 義範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6-1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般若 たけし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1-18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2</text:p>
          </table:table-cell>
          <table:table-cell office:value-type="string" calcext:value-type="string">
            <text:p>喜多嶋 ユリア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1-12-09</text:p>
          </table:table-cell>
          <table:table-cell office:value-type="float" office:value="113.75" calcext:value-type="float">
            <text:p>11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3</text:p>
          </table:table-cell>
          <table:table-cell office:value-type="string" calcext:value-type="string">
            <text:p>田端 鉄平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12-0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時田 美咲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1-01-15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5</text:p>
          </table:table-cell>
          <table:table-cell office:value-type="string" calcext:value-type="string">
            <text:p>喜連川 刹那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4-22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榛名 麻衣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4-14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柚希 正義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12-06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8</text:p>
          </table:table-cell>
          <table:table-cell office:value-type="string" calcext:value-type="string">
            <text:p>黄瀬 順子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8-15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49</text:p>
          </table:table-cell>
          <table:table-cell office:value-type="string" calcext:value-type="string">
            <text:p>重信 あゆみ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7-24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天海 貴志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1-12-12</text:p>
          </table:table-cell>
          <table:table-cell office:value-type="float" office:value="73.75" calcext:value-type="float">
            <text:p>7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板垣 ゆい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6-01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虹川 石松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12-18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留守 武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21-02-28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八重 大門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21-12-28</text:p>
          </table:table-cell>
          <table:table-cell office:value-type="float" office:value="77.5" calcext:value-type="float">
            <text:p>7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行方 行徳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1-04-19</text:p>
          </table:table-cell>
          <table:table-cell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釘宮 順子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4-14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池山 いのり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4-15</text:p>
          </table:table-cell>
          <table:table-cell office:value-type="float" office:value="117.5" calcext:value-type="float">
            <text:p>11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鏑木 初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1-06-09</text:p>
          </table:table-cell>
          <table:table-cell office:value-type="float" office:value="118.75" calcext:value-type="float">
            <text:p>11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山崎 竜二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1-07-13</text:p>
          </table:table-cell>
          <table:table-cell office:value-type="float" office:value="86.25" calcext:value-type="float">
            <text:p>8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紀 石松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1-03-24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1</text:p>
          </table:table-cell>
          <table:table-cell office:value-type="string" calcext:value-type="string">
            <text:p>当真 レイナ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1-11-26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2</text:p>
          </table:table-cell>
          <table:table-cell office:value-type="string" calcext:value-type="string">
            <text:p>親川 俊介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12-01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3</text:p>
          </table:table-cell>
          <table:table-cell office:value-type="string" calcext:value-type="string">
            <text:p>香椎 サエコ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1-04-09</text:p>
          </table:table-cell>
          <table:table-cell office:value-type="float" office:value="103.75" calcext:value-type="float">
            <text:p>10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4</text:p>
          </table:table-cell>
          <table:table-cell office:value-type="string" calcext:value-type="string">
            <text:p>飯田 重信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5-09</text:p>
          </table:table-cell>
          <table:table-cell office:value-type="float" office:value="82.5" calcext:value-type="float">
            <text:p>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5</text:p>
          </table:table-cell>
          <table:table-cell office:value-type="string" calcext:value-type="string">
            <text:p>江草 たけし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11-26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6</text:p>
          </table:table-cell>
          <table:table-cell office:value-type="string" calcext:value-type="string">
            <text:p>久寿米木 久保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1-10-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宮部 景清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11-08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8</text:p>
          </table:table-cell>
          <table:table-cell office:value-type="string" calcext:value-type="string">
            <text:p>池上 ひかる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1-12-08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徳永 石松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1-07-16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村木 竜二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021-10-01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須藤 ひかる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1-08-1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石沢 レイナ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1-10-23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宇佐美 みどり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1-21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桜庭 まこと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1-01-17</text:p>
          </table:table-cell>
          <table:table-cell office:value-type="float" office:value="91.25" calcext:value-type="float">
            <text:p>91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5</text:p>
          </table:table-cell>
          <table:table-cell office:value-type="string" calcext:value-type="string">
            <text:p>景山 ひろみ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1-09-17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立石 マヤ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01-08</text:p>
          </table:table-cell>
          <table:table-cell office:value-type="float" office:value="112.5" calcext:value-type="float">
            <text:p>11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鷲巣 まゆこ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1-09-21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金平 ひろみ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1-04-24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熊谷 太郎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2-15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三条 武雄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21-04-22</text:p>
          </table:table-cell>
          <table:table-cell office:value-type="float" office:value="97.5" calcext:value-type="float">
            <text:p>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西村 次郎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9-2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東江 優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021-02-07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久喜 博文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1-06-07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大工原 しずか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5-02</text:p>
          </table:table-cell>
          <table:table-cell office:value-type="float" office:value="96.25" calcext:value-type="float">
            <text:p>9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白木 まもる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1-06-04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合田 かおり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21-09-08</text:p>
          </table:table-cell>
          <table:table-cell office:value-type="float" office:value="82.5" calcext:value-type="float">
            <text:p>8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仲宗根 麗華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21-06-23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8</text:p>
          </table:table-cell>
          <table:table-cell office:value-type="string" calcext:value-type="string">
            <text:p>刈谷 雄一郎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1-06-2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瀬戸内 なおと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1-12-1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高津 初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21-09-10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照屋 ひろみ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1-02-06</text:p>
          </table:table-cell>
          <table:table-cell office:value-type="float" office:value="92.5" calcext:value-type="float">
            <text:p>92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池本 伸幸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21-03-07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清家 けんじ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12-1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川越 勝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1-06-13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蒼月 ひかり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1-05-06</text:p>
          </table:table-cell>
          <table:table-cell office:value-type="float" office:value="66.25" calcext:value-type="float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類家 武雄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21-10-13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7</text:p>
          </table:table-cell>
          <table:table-cell office:value-type="string" calcext:value-type="string">
            <text:p>国生 史絵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021-01-12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円谷 美奈子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1-02-15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甲 博文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1-04-26</text:p>
          </table:table-cell>
          <table:table-cell office:value-type="float" office:value="121.25" calcext:value-type="float">
            <text:p>121.25</text:p>
          </table:table-cell>
          <table:table-cell table:number-columns-repeated="1018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loext:min-decimal-places="0" number:min-integer-digits="1" number:grouping="true"/>
    </number:number-style>
    <number:number-style style:name="N111">
      <number:text>-¥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loext:min-decimal-places="2" number:min-integer-digits="1" number:grouping="true"/>
    </number:number-style>
    <number:number-style style:name="N113">
      <number:text>-¥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2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</number:text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month number:style="long"/>
      <number:text>/</number:text>
      <number:day number:style="long"/>
      <number:text>/</number:text>
      <number:year/>
    </number:date-style>
    <number:date-style style:name="N127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8">
      <number:hours/>
      <number:text>時</number:text>
      <number:minutes number:style="long"/>
      <number:text>分</number:text>
    </number:time-style>
    <number:time-style style:name="N129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0">
      <number:year number:style="long"/>
      <number:text>年</number:text>
      <number:month number:style="long"/>
      <number:text>月</number:text>
    </number:date-style>
    <number:date-style style:name="N131">
      <number:month number:style="long"/>
      <number:text>月</number:text>
      <number:day number:style="long"/>
      <number:text>日</number:text>
    </number:date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¥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3:17:26</meta:creation-date>
    <dc:date>2022-02-04T22:35:15.930128698</dc:date>
    <meta:generator>LibreOffice/6.4.7.2$Linux_X86_64 LibreOffice_project/40$Build-2</meta:generator>
    <meta:editing-duration>P1DT23H57M55S</meta:editing-duration>
    <meta:editing-cycles>1</meta:editing-cycles>
    <meta:document-statistic meta:table-count="1" meta:cell-count="600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